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7.691cm"/>
    </style:style>
    <style:style style:name="co7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wrap-option="wrap" fo:border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1" table:number-columns-repeated="4" table:default-cell-style-name="ce3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2">
            <text:p><text:span text:style-name="T1">Product backlog del proyecto</text:span></text:p>
          </table:table-cell>
          <table:covered-table-cell/>
          <table:covered-table-cell table:style-name="ce3"/>
          <table:covered-table-cell table:number-columns-repeated="5"/>
          <table:table-cell table:number-columns-repeated="1014"/>
        </table:table-row>
        <table:table-row table:style-name="ro1">
          <table:table-cell table:number-columns-repeated="2"/>
          <table:covered-table-cell table:number-columns-repeated="2"/>
          <table:covered-table-cell table:style-name="ce3"/>
          <table:covered-table-cell table:number-columns-repeated="5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4" office:value-type="string">
            <text:p>ID</text:p>
          </table:table-cell>
          <table:table-cell table:style-name="ce4" office:value-type="string">
            <text:p>Prioridad</text:p>
          </table:table-cell>
          <table:table-cell table:style-name="ce4" office:value-type="string">
            <text:p>Elemento</text:p>
          </table:table-cell>
          <table:table-cell table:style-name="ce4" office:value-type="string">
            <text:p>Estimación inicial</text:p>
          </table:table-cell>
          <table:table-cell table:style-name="ce4" office:value-type="string">
            <text:p>Sprint1</text:p>
          </table:table-cell>
          <table:table-cell table:style-name="ce4" office:value-type="string">
            <text:p>Sprint 2</text:p>
          </table:table-cell>
          <table:table-cell table:style-name="ce4" office:value-type="string">
            <text:p>Sprint 3</text:p>
          </table:table-cell>
          <table:table-cell table:style-name="ce4" office:value-type="string">
            <text:p>Sprint 4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table:style-name="ce3" office:value-type="string">
            <text:p>Quiero que el usuario pueda manejar su cuent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A1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table:style-name="ce7" office:value-type="string">
            <text:p>Quiero que el usuario pueda ver cada usuario y cuenta, hacer la revisión mensual y cambiar la comisió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8" office:value-type="string">
            <text:p>Total</text:p>
          </table:table-cell>
          <table:table-cell table:style-name="ce9" table:formula="of:=SUM([.F5:.F6])" office:value-type="float" office:value="9">
            <text:p>9</text:p>
          </table:table-cell>
          <table:table-cell table:style-name="ce6" table:number-columns-repeated="3"/>
          <table:table-cell table:style-name="ce10"/>
          <table:table-cell table:number-columns-repeated="1014"/>
        </table:table-row>
      </table:table>
      <table:table table:name="Hoja2" table:style-name="ta1" table:print="false"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4" table:default-cell-style-name="ce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 office:value-type="string" table:number-columns-spanned="4" table:number-rows-spanned="1">
            <text:p>Nueva estimación final del día</text:p>
          </table:table-cell>
          <table:covered-table-cell table:number-columns-repeated="3" table:style-name="Default"/>
        </table:table-row>
        <table:table-row table:style-name="ro4">
          <table:table-cell table:number-columns-repeated="2"/>
          <table:table-cell office:value-type="string">
            <text:p>Elemento del backlog</text:p>
          </table:table-cell>
          <table:table-cell office:value-type="string">
            <text:p>Tarea del Strint</text:p>
          </table:table-cell>
          <table:table-cell office:value-type="string">
            <text:p>Voluntario</text:p>
          </table:table-cell>
          <table:table-cell office:value-type="string">
            <text:p>Estimación inicial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</table:table-row>
        <table:table-row table:style-name="ro1">
          <table:table-cell table:number-columns-repeated="2"/>
          <table:table-cell table:style-name="ce11" office:value-type="string" table:number-columns-spanned="1" table:number-rows-spanned="7">
            <text:p>A1</text:p>
          </table:table-cell>
          <table:table-cell office:value-type="string">
            <text:p>Crear clase Cuenta</text:p>
          </table:table-cell>
          <table:table-cell office:value-type="string">
            <text:p>Samue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>
            <text:p>Crear clase Cliente</text:p>
          </table:table-cell>
          <table:table-cell office:value-type="string">
            <text:p>Davi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>
            <text:p>Crear método para crear cliente</text:p>
          </table:table-cell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>
            <text:p>Crear método para crear cuenta</text:p>
          </table:table-cell>
          <table:table-cell office:value-type="string">
            <text:p>Samu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>
            <text:p>Crear método para retirar dinero</text:p>
          </table:table-cell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>
            <text:p>Crear método para ingresar dinero</text:p>
          </table:table-cell>
          <table:table-cell office:value-type="string">
            <text:p>Samue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>
            <text:p>Crear método para mostrar datos de la cuenta</text:p>
          </table:table-cell>
          <table:table-cell office:value-type="string">
            <text:p>Samue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8" office:value-type="string">
            <text:p>Total</text:p>
          </table:table-cell>
          <table:table-cell table:style-name="ce5" table:formula="of:=SUM([.F4:.F10])" office:value-type="float" office:value="9">
            <text:p>9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 office:value-type="string" table:number-columns-spanned="4" table:number-rows-spanned="1">
            <text:p>Nueva estimación final del día</text:p>
          </table:table-cell>
          <table:covered-table-cell table:number-columns-repeated="3" table:style-name="Default"/>
        </table:table-row>
        <table:table-row table:style-name="ro4">
          <table:table-cell table:number-columns-repeated="2"/>
          <table:table-cell office:value-type="string">
            <text:p>Elemento del backlog</text:p>
          </table:table-cell>
          <table:table-cell office:value-type="string">
            <text:p>Tarea del Strint</text:p>
          </table:table-cell>
          <table:table-cell office:value-type="string">
            <text:p>Voluntario</text:p>
          </table:table-cell>
          <table:table-cell office:value-type="string">
            <text:p>Estimación inicial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</table:table-row>
        <table:table-row table:style-name="ro1">
          <table:table-cell table:number-columns-repeated="2"/>
          <table:table-cell table:style-name="ce11" office:value-type="string" table:number-columns-spanned="1" table:number-rows-spanned="4">
            <text:p>A2</text:p>
          </table:table-cell>
          <table:table-cell office:value-type="string">
            <text:p>Crear método de mostrar cuentas</text:p>
          </table:table-cell>
          <table:table-cell office:value-type="string">
            <text:p>Samuel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>
            <text:p>Crear método de mostrar clientes</text:p>
          </table:table-cell>
          <table:table-cell office:value-type="string">
            <text:p>David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>
            <text:p>Crear método para ver la comisión mensual</text:p>
          </table:table-cell>
          <table:table-cell office:value-type="string">
            <text:p>Samu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>
            <text:p>Crear método para cambiar comisión</text:p>
          </table:table-cell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8" office:value-type="string">
            <text:p>Total</text:p>
          </table:table-cell>
          <table:table-cell table:style-name="ce5" table:formula="of:=SUM([.F15:.F18])" office:value-type="float" office:value="4">
            <text:p>4</text:p>
          </table:table-cell>
          <table:table-cell table:style-name="ce6" table:number-columns-repeated="3"/>
          <table:table-cell table:style-name="ce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/02/2020</text:date>, <text:time>11:4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obles Rivas</meta:initial-creator>
    <meta:creation-date>2020-02-06T09:04:46.22</meta:creation-date>
    <dc:date>2020-02-06T11:40:39.54</dc:date>
    <dc:creator>Samuel Robles Rivas</dc:creator>
    <meta:editing-duration>PT1H49M42S</meta:editing-duration>
    <meta:editing-cycles>1</meta:editing-cycles>
    <meta:document-statistic meta:table-count="3" meta:cell-count="92" meta:object-count="0"/>
    <meta:generator>OpenOffice/4.1.7$Win32 OpenOffice.org_project/417m1$Build-9800</meta:generator>
  </office:meta>
</office:document-meta>
</file>